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7.999cm" style:type="center"/>
          <style:tab-stop style:position="15.589cm" style:type="right"/>
        </style:tab-stops>
      </style:paragraph-properties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size="24pt" style:font-size-asian="24pt" style:font-size-complex="24pt"/>
    </style:style>
    <style:style style:name="P4" style:family="paragraph" style:parent-style-name="Standard">
      <style:paragraph-properties fo:margin-left="12.488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Times New Roman" fo:language="es" fo:country="ES" style:language-asian="es" style:country-asian="ES" style:font-name-complex="Times New Roman"/>
    </style:style>
    <style:style style:name="P6" style:family="paragraph" style:parent-style-name="Standard">
      <style:paragraph-properties fo:break-before="page"/>
      <style:text-properties style:font-name="Times New Roman" fo:language="es" fo:country="ES" style:language-asian="es" style:country-asian="ES" style:font-name-complex="Times New Roman"/>
    </style:style>
    <style:style style:name="P7" style:family="paragraph" style:parent-style-name="Contents_20_1">
      <style:paragraph-properties fo:break-before="page">
        <style:tab-stops>
          <style:tab-stop style:position="15.983cm" style:type="right" style:leader-style="dotted" style:leader-text="."/>
        </style:tab-stops>
      </style:paragraph-properties>
      <style:text-properties fo:font-size="24pt" style:font-size-asian="24pt" style:font-size-complex="24pt"/>
    </style:style>
    <style:style style:name="P8" style:family="paragraph" style:parent-style-name="Encabezado">
      <style:text-properties fo:font-size="24pt" style:font-size-asian="24pt" style:font-size-complex="24pt"/>
    </style:style>
    <style:style style:name="P9" style:family="paragraph" style:parent-style-name="Encabezado">
      <style:text-properties fo:font-size="16pt" fo:font-weight="normal" style:font-size-asian="16pt" style:font-weight-asian="normal" style:font-size-complex="24pt"/>
    </style:style>
    <style:style style:name="P10" style:family="paragraph" style:parent-style-name="Encabezado">
      <style:text-properties fo:font-size="16pt" fo:font-weight="normal" style:font-size-asian="16pt" style:font-weight-asian="normal" style:font-size-complex="18pt"/>
    </style:style>
    <style:style style:name="P11" style:family="paragraph" style:parent-style-name="Encabezado">
      <style:text-properties style:font-size-complex="18pt"/>
    </style:style>
    <style:style style:name="P12" style:family="paragraph" style:parent-style-name="Encabezado">
      <style:text-properties officeooo:rsid="0001e208" style:font-size-complex="18pt"/>
    </style:style>
    <style:style style:name="P13" style:family="paragraph" style:parent-style-name="Encabezado">
      <style:text-properties officeooo:rsid="0001e208" officeooo:paragraph-rsid="0001e208" style:font-size-complex="18pt"/>
    </style:style>
    <style:style style:name="P14" style:family="paragraph" style:parent-style-name="Encabezado">
      <style:text-properties officeooo:rsid="0001e208" officeooo:paragraph-rsid="0001e208"/>
    </style:style>
    <style:style style:name="P15" style:family="paragraph" style:parent-style-name="Encabezado">
      <style:paragraph-properties fo:margin-top="0.106cm" fo:margin-bottom="0.106cm" loext:contextual-spacing="false"/>
      <style:text-properties fo:font-size="16pt" fo:font-weight="normal" style:font-size-asian="16pt" style:font-weight-asian="normal" style:font-size-complex="18pt"/>
    </style:style>
    <style:style style:name="P16" style:family="paragraph" style:parent-style-name="Text">
      <style:text-properties officeooo:rsid="0001e208" officeooo:paragraph-rsid="0001e208"/>
    </style:style>
    <style:style style:name="P17" style:family="paragraph" style:parent-style-name="Text">
      <style:text-properties officeooo:rsid="0005e3dc" officeooo:paragraph-rsid="0005e3dc"/>
    </style:style>
    <style:style style:name="P18" style:family="paragraph" style:parent-style-name="Text">
      <style:text-properties officeooo:rsid="00079a66" officeooo:paragraph-rsid="00079a66"/>
    </style:style>
    <style:style style:name="P19" style:family="paragraph" style:parent-style-name="Text">
      <style:text-properties officeooo:paragraph-rsid="00079a66"/>
    </style:style>
    <style:style style:name="P20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3" style:family="paragraph" style:parent-style-name="RF">
      <style:text-properties officeooo:rsid="00030274" officeooo:paragraph-rsid="00030274"/>
    </style:style>
    <style:style style:name="P24" style:family="paragraph" style:parent-style-name="RF">
      <style:text-properties officeooo:rsid="000446eb" officeooo:paragraph-rsid="000446eb"/>
    </style:style>
    <style:style style:name="P25" style:family="paragraph" style:parent-style-name="RF">
      <style:text-properties officeooo:paragraph-rsid="000446eb"/>
    </style:style>
    <style:style style:name="P26" style:family="paragraph" style:parent-style-name="RF">
      <style:text-properties officeooo:paragraph-rsid="00049b70"/>
    </style:style>
    <style:style style:name="P27" style:family="paragraph" style:parent-style-name="RF">
      <style:text-properties officeooo:rsid="00049b70" officeooo:paragraph-rsid="00049b70"/>
    </style:style>
    <style:style style:name="P28" style:family="paragraph" style:parent-style-name="RNF">
      <style:text-properties officeooo:rsid="00049b70" officeooo:paragraph-rsid="00049b70"/>
    </style:style>
    <style:style style:name="P29" style:family="paragraph" style:parent-style-name="OB">
      <style:text-properties officeooo:rsid="00030274" officeooo:paragraph-rsid="00030274"/>
    </style:style>
    <style:style style:name="P30" style:family="paragraph" style:parent-style-name="Encabezado" style:master-page-name="Standard">
      <style:paragraph-properties fo:margin-top="0.423cm" fo:margin-bottom="0.106cm" loext:contextual-spacing="false" style:page-number="auto"/>
      <style:text-properties fo:font-size="24pt" style:font-size-asian="24pt" style:font-size-complex="24pt"/>
    </style:style>
    <style:style style:name="P31" style:family="paragraph" style:parent-style-name="Text">
      <style:text-properties officeooo:rsid="0001e208" officeooo:paragraph-rsid="0001e208"/>
    </style:style>
    <style:style style:name="P32" style:family="paragraph" style:parent-style-name="Text" style:list-style-name="WW8Num9"/>
    <style:style style:name="P33" style:family="paragraph" style:parent-style-name="Text" style:list-style-name="L1"/>
    <style:style style:name="P34" style:family="paragraph" style:parent-style-name="Text" style:list-style-name="L1">
      <style:text-properties officeooo:paragraph-rsid="000bb305"/>
    </style:style>
    <style:style style:name="P35" style:family="paragraph" style:parent-style-name="Text">
      <style:text-properties officeooo:rsid="000c2024" officeooo:paragraph-rsid="000bb305"/>
    </style:style>
    <style:style style:name="P36" style:family="paragraph" style:parent-style-name="Heading_20_2">
      <style:text-properties officeooo:rsid="00079a66" officeooo:paragraph-rsid="00079a66"/>
    </style:style>
    <style:style style:name="P37" style:family="paragraph" style:parent-style-name="Heading_20_3">
      <style:text-properties officeooo:rsid="0005e3dc" officeooo:paragraph-rsid="0005e3dc"/>
    </style:style>
    <style:style style:name="P38" style:family="paragraph" style:parent-style-name="Heading_20_3">
      <style:text-properties officeooo:rsid="00079a66" officeooo:paragraph-rsid="00079a66"/>
    </style:style>
    <style:style style:name="T1" style:family="text">
      <style:text-properties officeooo:rsid="000446eb"/>
    </style:style>
    <style:style style:name="T2" style:family="text">
      <style:text-properties officeooo:rsid="0005e3dc"/>
    </style:style>
    <style:style style:name="T3" style:family="text">
      <style:text-properties officeooo:rsid="00079a66"/>
    </style:style>
    <style:style style:name="T4" style:family="text">
      <style:text-properties style:font-name="Verdana" fo:font-size="10pt" fo:font-weight="bold" style:font-size-asian="10pt" style:font-weight-asian="bold" style:font-name-complex="Verdana" style:font-size-complex="10pt"/>
    </style:style>
    <style:style style:name="T5" style:family="text">
      <style:text-properties officeooo:rsid="000bb305"/>
    </style:style>
    <style:style style:name="T6" style:family="text">
      <style:text-properties officeooo:rsid="000c202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Universidad ORT</text:p>
      <text:p text:style-name="P8">Centro CTC</text:p>
      <text:p text:style-name="P8">CEI</text:p>
      <text:p text:style-name="P9"/>
      <text:p text:style-name="P9"/>
      <text:p text:style-name="P8">NOMBRE DEL PROYECTO</text:p>
      <text:p text:style-name="P11">&lt;Nombre del proyecto&gt;</text:p>
      <text:p text:style-name="P10"/>
      <text:p text:style-name="P10"/>
      <text:p text:style-name="P8">ASIGNATURAS</text:p>
      <text:p text:style-name="P12">Introduccion a la computacion</text:p>
      <text:p text:style-name="P10"/>
      <text:p text:style-name="P10"/>
      <text:p text:style-name="P8">INTEGRANTES DEL EQUIPO</text:p>
      <text:p text:style-name="P13">Mauro Aguirre</text:p>
      <text:p text:style-name="P14">Matías Cabrera</text:p>
      <text:p text:style-name="P15"/>
      <text:p text:style-name="P15"/>
      <text:p text:style-name="P8">AÑO</text:p>
      <text:p text:style-name="P14">2017</text:p>
      <text:p text:style-name="Standard"/>
      <text:p text:style-name="P2"/>
      <text:p text:style-name="P4"><text:soft-page-break/></text:p>
      <text:p text:style-name="P7">Índice</text:p>
      <text:p text:style-name="P3"/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2"><text:a xlink:type="simple" xlink:href="#__RefHeading___Toc296933272" text:style-name="Internet_20_link" text:visited-style-name="Visited_20_Internet_20_Link">1 <text:s/>Introducción.<text:tab/>4</text:a></text:p>
          <text:p text:style-name="P22"><text:a xlink:type="simple" xlink:href="#__RefHeading___Toc296933273" text:style-name="Internet_20_link" text:visited-style-name="Visited_20_Internet_20_Link">2 <text:s/>Presentación del problema.<text:tab/>4</text:a></text:p>
          <text:p text:style-name="P22"><text:a xlink:type="simple" xlink:href="#__RefHeading___Toc296933274" text:style-name="Internet_20_link" text:visited-style-name="Visited_20_Internet_20_Link">3 <text:s/>Objetivos<text:tab/>4</text:a></text:p>
          <text:p text:style-name="P22"><text:a xlink:type="simple" xlink:href="#__RefHeading___Toc296933275" text:style-name="Internet_20_link" text:visited-style-name="Visited_20_Internet_20_Link">4 <text:s/>Lista de requerimientos<text:tab/>4</text:a></text:p>
          <text:p text:style-name="P20"><text:a xlink:type="simple" xlink:href="#__RefHeading___Toc296933276" text:style-name="Internet_20_link" text:visited-style-name="Visited_20_Internet_20_Link">4.1 <text:s/>Requerimientos funcionales<text:tab/>4</text:a></text:p>
          <text:p text:style-name="P20"><text:a xlink:type="simple" xlink:href="#__RefHeading___Toc296933277" text:style-name="Internet_20_link" text:visited-style-name="Visited_20_Internet_20_Link">4.2 <text:s/>Requerimientos No funcionales<text:tab/>5</text:a></text:p>
          <text:p text:style-name="P22"><text:a xlink:type="simple" xlink:href="#__RefHeading___Toc296933278" text:style-name="Internet_20_link" text:visited-style-name="Visited_20_Internet_20_Link">5 <text:s/>Alcances y limitaciones<text:tab/>6</text:a></text:p>
          <text:p text:style-name="P20"><text:a xlink:type="simple" xlink:href="#__RefHeading___Toc2842_3810091440" text:style-name="Internet_20_link" text:visited-style-name="Visited_20_Internet_20_Link">5.1 <text:s/>Alcances:<text:tab/>6</text:a></text:p>
          <text:p text:style-name="P21"><text:a xlink:type="simple" xlink:href="#__RefHeading___Toc2844_3810091440" text:style-name="Internet_20_link" text:visited-style-name="Visited_20_Internet_20_Link">5.1.1 <text:s/>Cambio de base:<text:tab/>6</text:a></text:p>
          <text:p text:style-name="P21"><text:a xlink:type="simple" xlink:href="#__RefHeading___Toc2846_3810091440" text:style-name="Internet_20_link" text:visited-style-name="Visited_20_Internet_20_Link">5.1.2 <text:s/>Almacenar internamente un valor:<text:tab/>6</text:a></text:p>
          <text:p text:style-name="P21"><text:a xlink:type="simple" xlink:href="#__RefHeading___Toc2848_3810091440" text:style-name="Internet_20_link" text:visited-style-name="Visited_20_Internet_20_Link">5.1.3 <text:s/>Almacenamiento de punto flotante:<text:tab/>6</text:a></text:p>
          <text:p text:style-name="P20"><text:a xlink:type="simple" xlink:href="#__RefHeading___Toc2850_3810091440" text:style-name="Internet_20_link" text:visited-style-name="Visited_20_Internet_20_Link">5.2 <text:s/>Limitaciones:<text:tab/>6</text:a></text:p>
          <text:p text:style-name="P21"><text:a xlink:type="simple" xlink:href="#__RefHeading___Toc2852_3810091440" text:style-name="Internet_20_link" text:visited-style-name="Visited_20_Internet_20_Link">5.2.1 <text:s/>Cambio de base:<text:tab/>6</text:a></text:p>
          <text:p text:style-name="P21"><text:a xlink:type="simple" xlink:href="#__RefHeading___Toc2854_3810091440" text:style-name="Internet_20_link" text:visited-style-name="Visited_20_Internet_20_Link">5.2.2 <text:s/>Almacenar internamente un valor:<text:tab/>6</text:a></text:p>
          <text:p text:style-name="P21"><text:a xlink:type="simple" xlink:href="#__RefHeading___Toc2856_3810091440" text:style-name="Internet_20_link" text:visited-style-name="Visited_20_Internet_20_Link">5.2.3 <text:s/>Almacenamiento de punto flotante:<text:tab/>6</text:a></text:p>
          <text:p text:style-name="P22"><text:a xlink:type="simple" xlink:href="#__RefHeading___Toc296933286" text:style-name="Internet_20_link" text:visited-style-name="Visited_20_Internet_20_Link">6 <text:s/>Diseño<text:tab/>6</text:a></text:p>
        </text:index-body>
      </text:table-of-content>
      <text:p text:style-name="P5"/>
      <text:p text:style-name="P6"/>
      <text:h text:style-name="Heading_20_1" text:outline-level="1"><text:bookmark-start text:name="__RefHeading___Toc296933272"/>Introducción.<text:bookmark-end text:name="__RefHeading___Toc296933272"/></text:h>
      <text:p text:style-name="P16">Tenemos la tarea de realizar un programa permita tanto la conversión de caracteres, el cambio de base de números, el almacenamientos interno de los mismos y almacenamiento de punto flotante. </text:p>
      <text:h text:style-name="Heading_20_1" text:outline-level="1"><text:bookmark-start text:name="__RefHeading___Toc296933273"/>Presentación del problema.<text:bookmark-end text:name="__RefHeading___Toc296933273"/></text:h>
      <text:p text:style-name="P16">A continuación se detallaran los procesos que se realizan para la conversión y el almacenamiento.</text:p>
      <text:p text:style-name="P16"/>
      <text:h text:style-name="Heading_20_2" text:outline-level="2">Diseñar e implementar un sistema que permita:</text:h>
      <text:list xml:id="list230705092" text:style-name="L1">
        <text:list-item>
          <text:p text:style-name="P33">Cambio de base de números enteros.</text:p>
        </text:list-item>
        <text:list-item>
          <text:p text:style-name="P33">Simular la forma de almacenar internamente un valor. Debe permitir almacenar tanto valores numéricos (originalmente en cualquier base, que deberá indicarse) como una palabra o texto (utilizando un sistema específico de codificación, por ejemplo ASCII) y, en cada caso, sugerir las opciones posibles en cuanto a tamaño de estructura (byte, palabra o palabra doble) y forma de almacenamiento (números entero con o sin signo). Una vez seleccionadas se deberá mostrar su representación interna correspondiente a un conjunto de bits.</text:p>
        </text:list-item>
        <text:list-item>
          <text:p text:style-name="P34"><text:span text:style-name="T5">Simular la forma de almacenamiento de punto flotante. Debe permitir elegir en <text:s/>que precision se almacenara, elegir su signo, ingresar un valor decimal entero o fraccion y elegir el exponente de su base. Luego debera mostrar como se almacena.</text:span></text:p>
        </text:list-item>
      </text:list>
      <text:p text:style-name="P35"/>
      <text:h text:style-name="Heading_20_2" text:outline-level="2">Consideraciones:</text:h>
      <text:list xml:id="list2961071504" text:style-name="WW8Num9">
        <text:list-item>
          <text:p text:style-name="P32">Ingreso de un valor:</text:p>
          <text:list>
            <text:list-item>
              <text:p text:style-name="P32">Permitir ingresar valores variados según la explicación.</text:p>
            </text:list-item>
            <text:list-item>
              <text:p text:style-name="P32">Verificación del valor ingresado.</text:p>
            </text:list-item>
          </text:list>
        </text:list-item>
        <text:list-item>
          <text:p text:style-name="P32">Controles básicos que limiten errores en la selección de opciones:</text:p>
          <text:list>
            <text:list-item>
              <text:p text:style-name="P32">Elementos gráficos controladores.</text:p>
            </text:list-item>
            <text:list-item>
              <text:p text:style-name="P32">Mostrar información en pantalla según la selección realizada.</text:p>
            </text:list-item>
          </text:list>
        </text:list-item>
        <text:list-item>
          <text:p text:style-name="P32">Implementación del proceso de almacenamiento interno:</text:p>
          <text:list>
            <text:list-item>
              <text:p text:style-name="P32">Mostrar el resultado en binario agrupado de a 8 bits. </text:p>
            </text:list-item>
            <text:list-item>
              <text:p text:style-name="P32">Indicar si el valor no es almacenable en la estructura seleccionada.</text:p>
            </text:list-item>
          </text:list>
        </text:list-item>
        <text:list-item>
          <text:p text:style-name="P32">Números de punto flotante:</text:p>
          <text:list>
            <text:list-item>
              <text:p text:style-name="P32">Se considerará como puntaje extra a la implementación del almacenamiento de números de punto flotante. </text:p>
            </text:list-item>
          </text:list>
        </text:list-item>
      </text:list>
      <text:p text:style-name="Standard"/>
      <text:h text:style-name="Heading_20_1" text:outline-level="1"><text:bookmark-start text:name="__RefHeading___Toc296933274"/><text:soft-page-break/>Objetivos<text:bookmark-end text:name="__RefHeading___Toc296933274"/></text:h>
      <text:p text:style-name="Text">Se implementaran herramientas las cuales facilitaran la conversión y almacenamiento de los caracteres ingresados </text:p>
      <text:p text:style-name="Text"/>
      <text:list xml:id="list2205928053" text:style-name="WW8Num5">
        <text:list-item>
          <text:p text:style-name="P29">Poder cambiar de base los valores ingresados.</text:p>
        </text:list-item>
        <text:list-item>
          <text:p text:style-name="P29">Corroborar si es posible almacenar determinado valor en determinado espacio de almacenamiento.</text:p>
        </text:list-item>
        <text:list-item>
          <text:p text:style-name="P29">Almacenar punto flotante.</text:p>
        </text:list-item>
      </text:list>
      <text:h text:style-name="Heading_20_1" text:outline-level="1"><text:bookmark-start text:name="__RefHeading___Toc296933275"/>Lista de requerimientos<text:bookmark-end text:name="__RefHeading___Toc296933275"/></text:h>
      <text:h text:style-name="Heading_20_2" text:outline-level="2"><text:bookmark-start text:name="__RefHeading___Toc296933276"/>Requerimientos funcionales<text:bookmark-end text:name="__RefHeading___Toc296933276"/></text:h>
      <text:list xml:id="list502142535" text:style-name="WW8Num6">
        <text:list-item>
          <text:p text:style-name="P23">Cambio de base de binario a binario.</text:p>
        </text:list-item>
        <text:list-item>
          <text:p text:style-name="P23">Cambio de base de binario a octal.</text:p>
        </text:list-item>
        <text:list-item>
          <text:p text:style-name="P23">Cambio de base de binario a decimal.</text:p>
        </text:list-item>
        <text:list-item>
          <text:p text:style-name="P23">Cambio de base de binario a hexadecimal.</text:p>
        </text:list-item>
        <text:list-item>
          <text:p text:style-name="P23">Cambio de base de octal a binario.</text:p>
        </text:list-item>
        <text:list-item>
          <text:p text:style-name="P23">Cambio de base de octal a octal.</text:p>
        </text:list-item>
        <text:list-item>
          <text:p text:style-name="P23">Cambio de base de octal a decimal.</text:p>
        </text:list-item>
        <text:list-item>
          <text:p text:style-name="P23">Cambio de base de octal a hexadecimal.</text:p>
        </text:list-item>
        <text:list-item>
          <text:p text:style-name="P23">Cambio de base de decimal a binario.</text:p>
        </text:list-item>
        <text:list-item>
          <text:p text:style-name="P23">Cambio de base de decimal a octal.</text:p>
        </text:list-item>
        <text:list-item>
          <text:p text:style-name="P23">Cambio de base de decimal a decimal.</text:p>
        </text:list-item>
        <text:list-item>
          <text:p text:style-name="P23">Cambio de base de deci<text:span text:style-name="T1">mal</text:span> a hexadecimal.</text:p>
        </text:list-item>
        <text:list-item>
          <text:p text:style-name="P23">Cambio de base de hexadecimal a binario.</text:p>
        </text:list-item>
        <text:list-item>
          <text:p text:style-name="P23">Cambio de base de hexadecimal a octal.</text:p>
        </text:list-item>
        <text:list-item>
          <text:p text:style-name="P23">Cambio de base de hexadecimal a decimal.</text:p>
        </text:list-item>
        <text:list-item>
          <text:p text:style-name="P23">Cambio de base de hexadecimal a hexadecimal.</text:p>
        </text:list-item>
        <text:list-item>
          <text:p text:style-name="P24">Conversión de caracteres a binario.</text:p>
        </text:list-item>
        <text:list-item>
          <text:p text:style-name="RF">Corroborar <text:span text:style-name="T1">almacenamiento de números binarios con signo en byte.</text:span></text:p>
        </text:list-item>
        <text:list-item>
          <text:p text:style-name="P25">Corroborar <text:span text:style-name="T1">almacenamiento de números binarios con signo en palabra.</text:span></text:p>
        </text:list-item>
        <text:list-item>
          <text:p text:style-name="P25">Corroborar <text:span text:style-name="T1">almacenamiento de números binarios con signo en palabra doble.</text:span></text:p>
        </text:list-item>
        <text:list-item>
          <text:p text:style-name="P25">Corroborar <text:span text:style-name="T1">almacenamiento de números binarios sin signo en byte.</text:span></text:p>
        </text:list-item>
        <text:list-item>
          <text:p text:style-name="P25">Corroborar <text:span text:style-name="T1">almacenamiento de números binarios sin signo en palabra.</text:span></text:p>
        </text:list-item>
        <text:list-item>
          <text:p text:style-name="P25">Corroborar <text:span text:style-name="T1">almacenamiento de números binarios sin signo en palabra doble.</text:span></text:p>
        </text:list-item>
        <text:list-item>
          <text:p text:style-name="P25">Corroborar <text:span text:style-name="T1">almacenamiento de números octales con signo en byte.</text:span></text:p>
        </text:list-item>
        <text:list-item>
          <text:p text:style-name="P25">Corroborar <text:span text:style-name="T1">almacenamiento de números octales con signo en palabra.</text:span></text:p>
        </text:list-item>
        <text:list-item>
          <text:p text:style-name="P25">Corroborar <text:span text:style-name="T1">almacenamiento de números octales con signo en palabra doble.</text:span></text:p>
        </text:list-item>
        <text:list-item>
          <text:p text:style-name="P25">Corroborar <text:span text:style-name="T1">almacenamiento de números octales sin signo en byte.</text:span></text:p>
        </text:list-item>
        <text:list-item>
          <text:p text:style-name="P25">Corroborar <text:span text:style-name="T1">almacenamiento de números octales sin signo en palabra.</text:span></text:p>
        </text:list-item>
        <text:list-item>
          <text:p text:style-name="P25">Corroborar <text:span text:style-name="T1">almacenamiento de números octales sin signo en palabra doble.</text:span></text:p>
        </text:list-item>
        <text:list-item>
          <text:p text:style-name="P25">Corroborar <text:span text:style-name="T1">almacenamiento de números decimales con signo en byte.</text:span></text:p>
        </text:list-item>
        <text:list-item>
          <text:p text:style-name="P25">Corroborar <text:span text:style-name="T1">almacenamiento de números decimales con signo en palabra.</text:span></text:p>
        </text:list-item>
        <text:list-item>
          <text:p text:style-name="P25"><text:soft-page-break/>Corroborar <text:span text:style-name="T1">almacenamiento de números decimales con signo en palabra doble.</text:span></text:p>
        </text:list-item>
        <text:list-item>
          <text:p text:style-name="P25">Corroborar <text:span text:style-name="T1">almacenamiento de números decimales sin signo en byte.</text:span></text:p>
        </text:list-item>
        <text:list-item>
          <text:p text:style-name="P25">Corroborar <text:span text:style-name="T1">almacenamiento de números decimales sin signo en palabra.</text:span></text:p>
        </text:list-item>
        <text:list-item>
          <text:p text:style-name="P25">Corroborar <text:span text:style-name="T1">almacenamiento de números decimales sin signo en palabra doble.</text:span></text:p>
        </text:list-item>
        <text:list-item>
          <text:p text:style-name="P26">Corroborar <text:span text:style-name="T1">almacenamiento de números hexadecimales con signo en byte.</text:span></text:p>
        </text:list-item>
        <text:list-item>
          <text:p text:style-name="P26">Corroborar <text:span text:style-name="T1">almacenamiento de números hexadecimales con signo en palabra.</text:span></text:p>
        </text:list-item>
        <text:list-item>
          <text:p text:style-name="P26">Corroborar <text:span text:style-name="T1">almacenamiento de números hexadecimales con signo en palabra doble.</text:span></text:p>
        </text:list-item>
        <text:list-item>
          <text:p text:style-name="P26">Corroborar <text:span text:style-name="T1">almacenamiento de números hexadecimales sin signo en byte.</text:span></text:p>
        </text:list-item>
        <text:list-item>
          <text:p text:style-name="P26">Corroborar <text:span text:style-name="T1">almacenamiento de números hexadecimales sin signo en palabra.</text:span></text:p>
        </text:list-item>
        <text:list-item>
          <text:p text:style-name="P26">Corroborar <text:span text:style-name="T1">almacenamiento de números hexadecimales sin signo en palabra doble.</text:span></text:p>
        </text:list-item>
        <text:list-item>
          <text:p text:style-name="P27">Almacenamiento de punto flotante.</text:p>
        </text:list-item>
      </text:list>
      <text:h text:style-name="Heading_20_2" text:outline-level="2"><text:bookmark-start text:name="__RefHeading___Toc296933277"/>Requerimientos No funcionales<text:bookmark-end text:name="__RefHeading___Toc296933277"/></text:h>
      <text:list xml:id="list187102147" text:style-name="WW8Num4">
        <text:list-item>
          <text:p text:style-name="P28">Se utilizo el lenguaje JavaScript.</text:p>
        </text:list-item>
        <text:list-item>
          <text:p text:style-name="P28">Se utilizo notpad++.</text:p>
        </text:list-item>
        <text:list-item>
          <text:p text:style-name="P28">Se utilizo bootstrap para dar un mejor diseño.</text:p>
        </text:list-item>
        <text:list-item>
          <text:p text:style-name="P28">Podra ser ejecutado en cualquier navegador.</text:p>
        </text:list-item>
        <text:list-item>
          <text:p text:style-name="P28">Interfaz intuitiva.</text:p>
        </text:list-item>
        <text:list-item>
          <text:p text:style-name="P28">Interfaz visualmente agradable.</text:p>
        </text:list-item>
        <text:list-item>
          <text:p text:style-name="P28">Se podra seguir adapatando en el futuro.</text:p>
        </text:list-item>
      </text:list>
      <text:p text:style-name="Standard"/>
      <text:h text:style-name="Heading_20_1" text:outline-level="1"><text:bookmark-start text:name="__RefHeading___Toc296933278"/>Alcances y limitaciones<text:bookmark-end text:name="__RefHeading___Toc296933278"/></text:h>
      <text:h text:style-name="Heading_20_2" text:outline-level="2"><text:bookmark-start text:name="__RefHeading___Toc2842_3810091440"/>Alcances:<text:bookmark-end text:name="__RefHeading___Toc2842_3810091440"/></text:h>
      <text:h text:style-name="P37" text:outline-level="3"><text:bookmark-start text:name="__RefHeading___Toc2844_3810091440"/>Cambio de base:<text:bookmark-end text:name="__RefHeading___Toc2844_3810091440"/></text:h>
      <text:p text:style-name="Text"><text:span text:style-name="T2">Permitirá</text:span> <text:span text:style-name="T2">el cambio de la base del numero a la que se desea convertir.</text:span></text:p>
      <text:p text:style-name="Text"/>
      <text:h text:style-name="P37" text:outline-level="3"><text:bookmark-start text:name="__RefHeading___Toc2846_3810091440"/>Almacenar internamente un valor:<text:bookmark-end text:name="__RefHeading___Toc2846_3810091440"/></text:h>
      <text:p text:style-name="P17">Mostrara si es posible almacenar un valor en determinado espacio de memoria.</text:p>
      <text:p text:style-name="P17">Permitirá convertir caracteres en binario y mostrara cuanto espacio utilizaría para almacenarlo en memoria.</text:p>
      <text:h text:style-name="P37" text:outline-level="3"><text:bookmark-start text:name="__RefHeading___Toc2848_3810091440"/><text:soft-page-break/>Almacenamiento de punto flotante:<text:bookmark-end text:name="__RefHeading___Toc2848_3810091440"/></text:h>
      <text:p text:style-name="P17">Corroborara si es posible el almacenamiento de un numero seleccionado, y de ser posible mostrara como queda almacenado.</text:p>
      <text:p text:style-name="P17"/>
      <text:h text:style-name="P36" text:outline-level="2"><text:bookmark-start text:name="__RefHeading___Toc2850_3810091440"/>Limitaciones:<text:bookmark-end text:name="__RefHeading___Toc2850_3810091440"/></text:h>
      <text:h text:style-name="P38" text:outline-level="3"><text:bookmark-start text:name="__RefHeading___Toc2852_3810091440"/>Cambio de base:<text:bookmark-end text:name="__RefHeading___Toc2852_3810091440"/></text:h>
      <text:p text:style-name="P18">No se podrán ingresar letras a partir de G inclusive hasta Z.</text:p>
      <text:p text:style-name="P18"/>
      <text:h text:style-name="P38" text:outline-level="3"><text:bookmark-start text:name="__RefHeading___Toc2854_3810091440"/>Almacenar internamente un valor:<text:bookmark-end text:name="__RefHeading___Toc2854_3810091440"/></text:h>
      <text:p text:style-name="P18">No se podrán ingresar letras a partir de G inclusive hasta Z.</text:p>
      <text:p text:style-name="Text"/>
      <text:h text:style-name="P38" text:outline-level="3"><text:bookmark-start text:name="__RefHeading___Toc2856_3810091440"/>Almacenamiento de punto flotante:<text:bookmark-end text:name="__RefHeading___Toc2856_3810091440"/></text:h>
      <text:p text:style-name="P19"><text:s/><text:span text:style-name="T3">No se podrán ingresar letras.</text:span></text:p>
      <text:p text:style-name="P19"/>
      <text:h text:style-name="Heading_20_1" text:outline-level="1"><text:bookmark-start text:name="__RefHeading___Toc296933286"/>Diseño<text:bookmark-end text:name="__RefHeading___Toc296933286"/></text:h>
      <text:p text:style-name="Text">Describir cual será el diseño del proyecto a implementar, desde las interfase, casos de uso, diagrama de clases, de forma que quede lo suficientemente claro como para que otra persona tome esta descripción y pueda implementar la solución.</text:p>
      <text:p text:style-name="Text">Pruebas.</text:p>
      <text:p text:style-name="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CL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Century Gothic" fo:font-family="'Century Gothic'" style:font-family-generic="swiss" style:font-pitch="variable" fo:font-size="12pt" fo:language="es" fo:country="UY" style:font-name-asian="Times New Roman" style:font-family-asian="'Times New Roman'" style:font-family-generic-asian="roman" style:font-pitch-asian="variable" style:font-size-asian="12pt" style:language-asian="es" style:country-asian="UY" style:font-name-complex="Century Gothic" style:font-family-complex="'Century Gothic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2cm" fo:margin-right="0cm" fo:margin-top="0.423cm" fo:margin-bottom="0.106cm" loext:contextual-spacing="false" fo:text-indent="-0.762cm" style:auto-text-indent="false" fo:padding-left="0cm" fo:padding-right="0cm" fo:padding-top="0cm" fo:padding-bottom="0.035cm" fo:border-left="none" fo:border-right="none" fo:border-top="none" fo:border-bottom="0.51pt solid #000000" fo:keep-with-next="always">
        <style:tab-stops>
          <style:tab-stop style:position="0.762cm"/>
        </style:tab-stops>
      </style:paragraph-properties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margin-top="0.423cm" fo:margin-bottom="0.106cm" loext:contextual-spacing="false" fo:text-indent="-1.016cm" style:auto-text-indent="false" fo:keep-with-next="always">
        <style:tab-stops>
          <style:tab-stop style:position="1.016cm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normal" style:font-weight-complex="norm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7cm" fo:margin-right="0cm" fo:margin-top="0.423cm" fo:margin-bottom="0.106cm" loext:contextual-spacing="false" fo:text-indent="-1.27cm" style:auto-text-indent="false" fo:keep-with-next="always">
        <style:tab-stops>
          <style:tab-stop style:position="1.27cm"/>
        </style:tab-stops>
      </style:paragraph-properties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norm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524cm" fo:margin-right="0cm" fo:margin-top="0.423cm" fo:margin-bottom="0.106cm" loext:contextual-spacing="false" fo:text-indent="-1.524cm" style:auto-text-indent="false" fo:keep-with-next="always">
        <style:tab-stops>
          <style:tab-stop style:position="1.524cm"/>
        </style:tab-stops>
      </style:paragraph-properties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4pt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778cm" fo:margin-right="0cm" fo:margin-top="0.423cm" fo:margin-bottom="0.106cm" loext:contextual-spacing="false" fo:text-indent="-1.778cm" style:auto-text-indent="false">
        <style:tab-stops>
          <style:tab-stop style:position="1.778cm"/>
        </style:tab-stops>
      </style:paragraph-properties>
      <style:text-properties fo:font-size="13pt" fo:font-style="italic" fo:font-weight="bold" style:font-size-asian="13pt" style:font-style-asian="italic" style:font-weight-asian="bold" style:font-size-complex="13pt" style:font-style-complex="normal" style:font-weight-complex="normal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loext:contextual-spacing="false" fo:text-indent="-2.032cm" style:auto-text-indent="false">
        <style:tab-stops>
          <style:tab-stop style:position="2.032cm"/>
        </style:tab-stops>
      </style:paragraph-properties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286cm" fo:margin-right="0cm" fo:margin-top="0.423cm" fo:margin-bottom="0.106cm" loext:contextual-spacing="false" fo:text-indent="-2.286cm" style:auto-text-indent="false">
        <style:tab-stops>
          <style:tab-stop style:position="2.286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54cm" fo:margin-right="0cm" fo:margin-top="0.423cm" fo:margin-bottom="0.106cm" loext:contextual-spacing="false" fo:text-indent="-2.54cm" style:auto-text-indent="false">
        <style:tab-stops>
          <style:tab-stop style:position="2.54cm"/>
        </style:tab-stops>
      </style:paragraph-properties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norm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794cm" fo:margin-right="0cm" fo:margin-top="0.423cm" fo:margin-bottom="0.106cm" loext:contextual-spacing="false" fo:text-indent="-2.794cm" style:auto-text-indent="false">
        <style:tab-stops>
          <style:tab-stop style:position="2.794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Encabezado" style:family="paragraph" style:parent-style-name="Standard" style:next-style-name="Text_20_body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font-weight="bold" style:letter-kerning="true" style:font-size-asian="18pt" style:font-weight-asian="bold" style:font-name-complex="Arial" style:font-family-complex="Arial" style:font-family-generic-complex="swiss" style:font-pitch-complex="variable" style:font-size-complex="16pt" style:font-weight-complex="normal"/>
    </style:style>
    <style:style style:name="Text" style:family="paragraph" style:parent-style-name="Standard" style:class="extra">
      <style:paragraph-properties fo:margin-left="1.91cm" fo:margin-right="0cm" fo:text-indent="0cm" style:auto-text-indent="false"/>
      <style:text-properties style:font-size-complex="10pt"/>
    </style:style>
    <style:style style:name="Header" style:family="paragraph" style:parent-style-name="Standard" style:class="extra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9pt" style:font-size-asian="9pt"/>
    </style:style>
    <style:style style:name="Footer" style:family="paragraph" style:parent-style-name="Standard" style:class="extra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9pt" style:font-size-asian="9pt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Number" style:display-name="List Number" style:family="paragraph" style:parent-style-name="Standard" style:list-style-name="WW8Num2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nota" style:family="paragraph" style:parent-style-name="Standard">
      <style:paragraph-properties fo:margin-left="2.501cm" fo:margin-right="0cm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RF" style:family="paragraph" style:parent-style-name="Standard" style:next-style-name="Standard" style:list-style-name="WW8Num6">
      <style:paragraph-properties fo:margin-left="1.259cm" fo:margin-right="0cm" fo:text-indent="-0.63cm" style:auto-text-indent="false">
        <style:tab-stops>
          <style:tab-stop style:position="0.635cm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OB" style:family="paragraph" style:parent-style-name="Standard" style:list-style-name="WW8Num5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NF" style:family="paragraph" style:parent-style-name="Standard" style:list-style-name="WW8Num4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Estilo1" style:family="paragraph" style:parent-style-name="RNF" style:list-style-name="WW8Num3">
      <style:paragraph-properties fo:margin-left="1.27cm" fo:margin-right="0cm" fo:text-indent="-0.635cm" style:auto-text-indent="false"/>
    </style:style>
    <style:style style:name="Sender" style:family="paragraph" style:parent-style-name="Standard" style:class="extra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_20_Car_20_Car" style:display-name=" Car Car" style:family="text" style:parent-style-name="Default_20_Paragraph_20_Font">
      <style:text-properties style:font-name="Arial" fo:font-family="Arial" style:font-family-generic="swiss" style:font-pitch="variable" fo:font-size="14pt" fo:language="es" fo:country="UY" fo:font-weight="bold" style:font-size-asian="14pt" style:language-asian="es" style:country-asian="UY" style:font-weight-asian="bold" style:font-name-complex="Arial" style:font-family-complex="Arial" style:font-family-generic-complex="swiss" style:font-pitch-complex="variable" style:font-size-complex="14pt" style:language-complex="ar" style:country-complex="SA" style:font-style-complex="normal" style:font-weight-complex="normal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ar_20_Car1" style:display-name=" Car Car1" style:family="text" style:parent-style-name="Default_20_Paragraph_20_Font">
      <style:text-properties style:font-name="Tahoma" fo:font-family="Tahoma" style:font-family-generic="swiss" style:font-pitch="variable" fo:font-size="17pt" fo:language="es" fo:country="UY" fo:font-weight="bold" style:font-size-asian="17pt" style:language-asian="es" style:country-asian="UY" style:font-weight-asian="bold" style:font-name-complex="Arial" style:font-family-complex="Arial" style:font-family-generic-complex="swiss" style:font-pitch-complex="variable" style:font-size-complex="14pt" style:language-complex="ar" style:country-complex="SA" style:font-style-complex="normal" style:font-weight-complex="norma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prefix="RF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>
          <style:list-level-label-alignment text:label-followed-by="listtab" fo:margin-left="3.493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>
          <style:list-level-label-alignment text:label-followed-by="listtab" fo:margin-left="7.303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>
          <style:list-level-label-alignment text:label-followed-by="listtab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prefix="RNF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>
          <style:list-level-label-alignment text:label-followed-by="listtab" fo:margin-left="3.493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>
          <style:list-level-label-alignment text:label-followed-by="listtab" fo:margin-left="7.303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>
          <style:list-level-label-alignment text:label-followed-by="listtab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prefix="OB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>
          <style:list-level-label-alignment text:label-followed-by="listtab" fo:margin-left="3.493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>
          <style:list-level-label-alignment text:label-followed-by="listtab" fo:margin-left="7.303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>
          <style:list-level-label-alignment text:label-followed-by="listtab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prefix="RF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>
          <style:list-level-label-alignment text:label-followed-by="listtab" fo:margin-left="3.493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>
          <style:list-level-label-alignment text:label-followed-by="listtab" fo:margin-left="7.303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>
          <style:list-level-label-alignment text:label-followed-by="listtab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7.999cm" style:type="center"/>
          <style:tab-stop style:position="15.589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asignatura</text:p>
        <text:p text:style-name="Header"/>
      </style:header>
      <style:header-first>
        <text:p text:style-name="Header"/>
      </style:header-first>
      <style:footer>
        <text:p text:style-name="MP1"><text:tab/><text:page-number style:num-format="1" text:select-page="current">7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yectos</dc:title>
    <meta:initial-creator>Eduardo Olivera</meta:initial-creator>
    <meta:creation-date>2011-06-27T09:14:00</meta:creation-date>
    <dc:date>2017-07-10T20:18:01.355000000</dc:date>
    <meta:editing-cycles>8</meta:editing-cycles>
    <meta:editing-duration>PT20H55M35S</meta:editing-duration>
    <meta:generator>LibreOffice/5.3.3.2$Windows_x86 LibreOffice_project/3d9a8b4b4e538a85e0782bd6c2d430bafe583448</meta:generator>
    <meta:document-statistic meta:table-count="0" meta:image-count="0" meta:object-count="0" meta:page-count="7" meta:paragraph-count="127" meta:word-count="1026" meta:character-count="6611" meta:non-whitespace-character-count="5773"/>
  </office:meta>
</office:document-meta>
</file>